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weather-play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Outlook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Pl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ount-1</text:p>
          </table:table-cell>
          <table:table-cell office:value-type="string" calcext:value-type="string">
            <text:p>Count-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+P2</text:p>
          </table:table-cell>
          <table:table-cell office:value-type="string" calcext:value-type="string">
            <text:p>Entropy-1</text:p>
          </table:table-cell>
          <table:table-cell office:value-type="string" calcext:value-type="string">
            <text:p>Entropy-2</text:p>
          </table:table-cell>
          <table:table-cell office:value-type="string" calcext:value-type="string">
            <text:p>Sum-Entrop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" table:formula="of:=[.B2]/([.B2]+[.C2])" office:value-type="float" office:value="0.642857142857143" calcext:value-type="float">
            <text:p>0.64</text:p>
          </table:table-cell>
          <table:table-cell table:style-name="ce3" table:formula="of:=[.C2]/([.B2]+[.C2])" office:value-type="float" office:value="0.357142857142857" calcext:value-type="float">
            <text:p>0.36</text:p>
          </table:table-cell>
          <table:table-cell table:formula="of:=[.D2]+[.E2]" office:value-type="float" office:value="1" calcext:value-type="float">
            <text:p>1</text:p>
          </table:table-cell>
          <table:table-cell table:style-name="ce3" table:formula="of:=IF ([.D2] &gt; 0; -[.D2]*LOG([.D2]; 2); 0)" office:value-type="float" office:value="0.409776377538402" calcext:value-type="float">
            <text:p>0.41</text:p>
          </table:table-cell>
          <table:table-cell table:style-name="ce3" table:formula="of:=IF ([.E2] &gt; 0; -[.E2]*LOG([.E2]; 2); 0)" office:value-type="float" office:value="0.530509581132229" calcext:value-type="float">
            <text:p>0.53</text:p>
          </table:table-cell>
          <table:table-cell table:style-name="ce4" table:formula="of:=SUM([.G2:.H2])" office:value-type="float" office:value="0.940285958670631" calcext:value-type="float">
            <text:p>0.9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formula="of:=[.B3]/([.B3]+[.C3])" office:value-type="float" office:value="0.4" calcext:value-type="float">
            <text:p>0.40</text:p>
          </table:table-cell>
          <table:table-cell table:style-name="ce3" table:formula="of:=[.C3]/([.B3]+[.C3])" office:value-type="float" office:value="0.6" calcext:value-type="float">
            <text:p>0.60</text:p>
          </table:table-cell>
          <table:table-cell table:formula="of:=[.D3]+[.E3]" office:value-type="float" office:value="1" calcext:value-type="float">
            <text:p>1</text:p>
          </table:table-cell>
          <table:table-cell table:style-name="ce3" table:formula="of:=IF ([.D3] &gt; 0; -[.D3]*LOG([.D3]; 2); 0)" office:value-type="float" office:value="0.528771237954945" calcext:value-type="float">
            <text:p>0.53</text:p>
          </table:table-cell>
          <table:table-cell table:style-name="ce3" table:formula="of:=IF ([.E3] &gt; 0; -[.E3]*LOG([.E3]; 2); 0)" office:value-type="float" office:value="0.442179356499724" calcext:value-type="float">
            <text:p>0.44</text:p>
          </table:table-cell>
          <table:table-cell table:style-name="ce4" table:formula="of:=SUM([.G3:.H3])" office:value-type="float" office:value="0.970950594454668" calcext:value-type="float">
            <text:p>0.9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table:formula="of:=[.B4]/([.B4]+[.C4])" office:value-type="float" office:value="1" calcext:value-type="float">
            <text:p>1.00</text:p>
          </table:table-cell>
          <table:table-cell table:style-name="ce3" table:formula="of:=[.C4]/([.B4]+[.C4])" office:value-type="float" office:value="0" calcext:value-type="float">
            <text:p>0.00</text:p>
          </table:table-cell>
          <table:table-cell table:formula="of:=[.D4]+[.E4]" office:value-type="float" office:value="1" calcext:value-type="float">
            <text:p>1</text:p>
          </table:table-cell>
          <table:table-cell table:style-name="ce3" table:formula="of:=IF ([.D4] &gt; 0; -[.D4]*LOG([.D4]; 2); 0)" office:value-type="float" office:value="-0" calcext:value-type="float">
            <text:p>0.00</text:p>
          </table:table-cell>
          <table:table-cell table:style-name="ce3" table:formula="of:=IF ([.E4] &gt; 0; -[.E4]*LOG([.E4]; 2); 0)" office:value-type="float" office:value="0" calcext:value-type="float">
            <text:p>0.00</text:p>
          </table:table-cell>
          <table:table-cell table:style-name="ce4" table:formula="of:=SUM([.G4:.H4])" office:value-type="float" office:value="0" calcext:value-type="float">
            <text:p>0.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table:formula="of:=[.B5]/([.B5]+[.C5])" office:value-type="float" office:value="0.6" calcext:value-type="float">
            <text:p>0.60</text:p>
          </table:table-cell>
          <table:table-cell table:style-name="ce3" table:formula="of:=[.C5]/([.B5]+[.C5])" office:value-type="float" office:value="0.4" calcext:value-type="float">
            <text:p>0.40</text:p>
          </table:table-cell>
          <table:table-cell table:formula="of:=[.D5]+[.E5]" office:value-type="float" office:value="1" calcext:value-type="float">
            <text:p>1</text:p>
          </table:table-cell>
          <table:table-cell table:style-name="ce3" table:formula="of:=IF ([.D5] &gt; 0; -[.D5]*LOG([.D5]; 2); 0)" office:value-type="float" office:value="0.442179356499724" calcext:value-type="float">
            <text:p>0.44</text:p>
          </table:table-cell>
          <table:table-cell table:style-name="ce3" table:formula="of:=IF ([.E5] &gt; 0; -[.E5]*LOG([.E5]; 2); 0)" office:value-type="float" office:value="0.528771237954945" calcext:value-type="float">
            <text:p>0.53</text:p>
          </table:table-cell>
          <table:table-cell table:style-name="ce4" table:formula="of:=SUM([.G5:.H5])" office:value-type="float" office:value="0.970950594454668" calcext:value-type="float">
            <text:p>0.971</text:p>
          </table:table-cell>
        </table:table-row>
        <table:table-row table:style-name="ro1" table:number-rows-repeated="2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style-name="ce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formula="of:=(784+1)*128" office:value-type="float" office:value="100480" calcext:value-type="float">
            <text:p>10048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weather-play'.A1:'weather-play'.F15">
          <table:sort>
            <table:sort-by table:field-number="1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3:10:21.610969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9:50:14.947280422</meta:creation-date>
    <dc:date>2020-12-03T14:15:47.238209402</dc:date>
    <meta:editing-duration>PT1H46M34S</meta:editing-duration>
    <meta:editing-cycles>7</meta:editing-cycles>
    <meta:generator>LibreOffice/6.4.6.2$Linux_X86_64 LibreOffice_project/40$Build-2</meta:generator>
    <meta:document-statistic meta:table-count="2" meta:cell-count="131" meta:object-count="0"/>
  </office:meta>
</office:document-meta>
</file>